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cm" svg:height="1cm" svg:x="0.25cm" svg:y="7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7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0.25cm" svg:y="8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.25cm" svg:y="8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25cm" svg:y="8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.25cm" svg:y="8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.25cm" svg:y="8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25cm" svg:y="8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.25cm" svg:y="8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7.25cm" svg:y="8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0.7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7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.75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75cm" svg:y="6.3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7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7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.7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2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.2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25cm" svg:y="5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5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2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.25cm" svg:y="5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.75cm" svg:y="4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75cm" svg:y="4.3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75cm" svg:y="4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75cm" svg:y="4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.25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25cm" svg:y="3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3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25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.75cm" svg:y="2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75cm" svg:y="2.3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.75cm" svg:y="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25cm" svg:y="1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1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75cm" svg:y="0.35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25cm" svg:y="7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5cm" svg:y="7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7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7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7.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25cm" svg:y="7.35cm">
          <text:p text:style-name="P1">B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31T12:15:14</meta:creation-date>
    <dc:date>2012-01-31T12:21:33</dc:date>
    <meta:editing-duration>PT6M21S</meta:editing-duration>
    <meta:editing-cycles>4</meta:editing-cycles>
    <meta:generator>LibreOffice/3.4$Unix LibreOffice_project/340m1$Build-1206</meta:generator>
    <meta:document-statistic meta:object-count="44"/>
  </office:meta>
</office:document-meta>
</file>